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as-char" svg:width="2.646cm" svg:height="3.625cm" draw:z-index="0"><draw:image xlink:href="https://media.senscritique.com/media/000006603407/100/L_Assommoir.jpg" xlink:type="simple" xlink:show="embed" xlink:actuate="onLoad"/></draw:frame> <draw:frame draw:style-name="fr1" draw:name="images2" text:anchor-type="as-char" svg:width="2.646cm" svg:height="3.625cm" draw:z-index="1"><draw:image xlink:href="https://media.senscritique.com/media/000012111378/100/Germinal.jpg" xlink:type="simple" xlink:show="embed" xlink:actuate="onLoad"/></draw:frame> <draw:frame draw:style-name="fr1" draw:name="images3" text:anchor-type="as-char" svg:width="2.646cm" svg:height="3.625cm" draw:z-index="2"><draw:image xlink:href="https://media.senscritique.com/media/000012111330/100/Au_Bonheur_des_Dames.jpg" xlink:type="simple" xlink:show="embed" xlink:actuate="onLoad"/></draw:frame></text:p>
      <text:p text:style-name="Standard"><text:s/><draw:frame draw:style-name="fr1" draw:name="images4" text:anchor-type="as-char" svg:width="2.646cm" svg:height="3.625cm" draw:z-index="3"><draw:image xlink:href="https://media.senscritique.com/media/000004470056/100/Nana.jpg" xlink:type="simple" xlink:show="embed" xlink:actuate="onLoad"/></draw:frame> <draw:frame draw:style-name="fr1" draw:name="images5" text:anchor-type="as-char" svg:width="2.646cm" svg:height="3.625cm" draw:z-index="4"><draw:image xlink:href="https://media.senscritique.com/media/000000069702/100/La_Bete_humaine.jpg" xlink:type="simple" xlink:show="embed" xlink:actuate="onLoad"/></draw:frame> <draw:frame draw:style-name="fr1" draw:name="images6" text:anchor-type="as-char" svg:width="2.646cm" svg:height="3.625cm" draw:z-index="5"><draw:image xlink:href="https://media.senscritique.com/media/000004470047/100/La_Curee.jpg" xlink:type="simple" xlink:show="embed" xlink:actuate="onLoad"/></draw:frame> </text:p>
      <text:p text:style-name="Standard"><draw:frame draw:style-name="fr1" draw:name="images7" text:anchor-type="as-char" svg:width="2.646cm" svg:height="3.625cm" draw:z-index="6"><draw:image xlink:href="https://media.senscritique.com/media/000009424171/100/Therese_Raquin.jpg" xlink:type="simple" xlink:show="embed" xlink:actuate="onLoad"/></draw:frame> <draw:frame draw:style-name="fr1" draw:name="images8" text:anchor-type="as-char" svg:width="2.646cm" svg:height="3.625cm" draw:z-index="7"><draw:image xlink:href="https://media.senscritique.com/media/000004470049/100/Le_Ventre_de_Paris.jpg" xlink:type="simple" xlink:show="embed" xlink:actuate="onLoad"/></draw:frame> <draw:frame draw:style-name="fr1" draw:name="images9" text:anchor-type="as-char" svg:width="2.646cm" svg:height="3.625cm" draw:z-index="8"><draw:image xlink:href="https://media.senscritique.com/media/000009424161/100/La_Fortune_des_Rougon.jp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29T16:30:11</meta:creation-date>
    <meta:document-statistic meta:table-count="0" meta:image-count="9" meta:object-count="0" meta:page-count="1" meta:paragraph-count="3" meta:word-count="0" meta:character-count="18"/>
    <dc:date>2018-10-29T16:35:14.39</dc:date>
    <meta:editing-duration>PT5M3S</meta:editing-duration>
    <meta:editing-cycles>1</meta:editing-cycles>
    <meta:generator>OpenOffice/4.1.3$Win32 OpenOffice.org_project/413m1$Build-9783</meta:generator>
  </office:meta>
</office:document-meta>
</file>